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Heading4"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style style:name="P7" style:parent-style-name="Textbody" style:family="paragraph"/>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paragraph-properties fo:margin-bottom="0in"/>
    </style:style>
    <style:style style:name="P12" style:parent-style-name="Textbody" style:family="paragraph">
      <style:paragraph-properties fo:margin-bottom="0in"/>
    </style:style>
    <style:style style:name="P13" style:parent-style-name="Textbody" style:family="paragraph">
      <style:paragraph-properties fo:margin-bottom="0in"/>
    </style:style>
    <style:style style:name="P14" style:parent-style-name="Textbody" style:family="paragraph"/>
    <style:style style:name="P15" style:parent-style-name="Textbody" style:family="paragraph">
      <style:paragraph-properties fo:margin-bottom="0in"/>
    </style:style>
    <style:style style:name="P16" style:parent-style-name="Textbody" style:family="paragraph">
      <style:paragraph-properties fo:margin-bottom="0in"/>
    </style:style>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Textbody" style:family="paragraph">
      <style:paragraph-properties fo:margin-bottom="0in"/>
    </style:style>
    <style:style style:name="P20" style:parent-style-name="Textbody" style:family="paragraph"/>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paragraph-properties fo:margin-bottom="0in"/>
    </style:style>
    <style:style style:name="P24" style:parent-style-name="Textbody" style:family="paragraph">
      <style:paragraph-properties fo:margin-bottom="0in"/>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paragraph-properties fo:margin-bottom="0in"/>
    </style:style>
    <style:style style:name="P32" style:parent-style-name="Textbody" style:family="paragraph">
      <style:paragraph-properties fo:margin-bottom="0in"/>
    </style:style>
    <style:style style:name="P33" style:parent-style-name="Textbody" style:family="paragraph"/>
    <style:style style:name="P34" style:parent-style-name="Textbody" style:family="paragraph">
      <style:paragraph-properties fo:margin-bottom="0in"/>
    </style:style>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style style:name="P38" style:parent-style-name="Textbody" style:family="paragraph">
      <style:paragraph-properties fo:margin-bottom="0in"/>
    </style:style>
    <style:style style:name="P39" style:parent-style-name="Textbody" style:family="paragraph">
      <style:paragraph-properties fo:margin-bottom="0in"/>
    </style:style>
    <style:style style:name="P40" style:parent-style-name="Textbody" style:family="paragraph"/>
    <style:style style:name="P41" style:parent-style-name="Textbody" style:family="paragraph">
      <style:paragraph-properties fo:margin-bottom="0in"/>
    </style:style>
    <style:style style:name="P42" style:parent-style-name="Textbody" style:family="paragraph">
      <style:paragraph-properties fo:margin-bottom="0in"/>
    </style:style>
    <style:style style:name="P43" style:parent-style-name="Textbody" style:family="paragraph"/>
    <style:style style:name="P44" style:parent-style-name="Textbody" style:family="paragraph">
      <style:paragraph-properties fo:margin-bottom="0in"/>
    </style:style>
    <style:style style:name="P45" style:parent-style-name="Textbody" style:family="paragraph"/>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paragraph-properties fo:margin-bottom="0in"/>
    </style:style>
    <style:style style:name="P49" style:parent-style-name="Textbody" style:family="paragraph">
      <style:paragraph-properties fo:margin-bottom="0in"/>
    </style:style>
    <style:style style:name="P50" style:parent-style-name="Textbody" style:family="paragraph">
      <style:paragraph-properties fo:margin-bottom="0in"/>
    </style:style>
    <style:style style:name="P51" style:parent-style-name="Textbody" style:family="paragraph"/>
    <style:style style:name="P52" style:parent-style-name="Textbody" style:family="paragraph"/>
    <style:style style:name="P53" style:parent-style-name="Textbody" style:family="paragraph">
      <style:paragraph-properties fo:margin-bottom="0in"/>
    </style:style>
    <style:style style:name="P54" style:parent-style-name="Textbody" style:family="paragraph">
      <style:paragraph-properties fo:margin-bottom="0in"/>
    </style:style>
    <style:style style:name="P55" style:parent-style-name="Textbody" style:family="paragraph"/>
    <style:style style:name="P56" style:parent-style-name="Textbody" style:family="paragraph">
      <style:paragraph-properties fo:margin-bottom="0in"/>
    </style:style>
    <style:style style:name="P57" style:parent-style-name="Textbody" style:family="paragraph"/>
    <style:style style:name="P58" style:parent-style-name="Textbody" style:family="paragraph">
      <style:paragraph-properties fo:margin-bottom="0in"/>
    </style:style>
    <style:style style:name="P59" style:parent-style-name="Textbody" style:family="paragraph"/>
    <style:style style:name="P60" style:parent-style-name="Textbody" style:family="paragraph">
      <style:paragraph-properties fo:margin-bottom="0in"/>
    </style:style>
    <style:style style:name="P61" style:parent-style-name="Textbody" style:family="paragraph"/>
    <style:style style:name="P62" style:parent-style-name="Textbody" style:family="paragraph">
      <style:paragraph-properties fo:margin-bottom="0in"/>
    </style:style>
    <style:style style:name="P63" style:parent-style-name="Textbody" style:family="paragraph"/>
    <style:style style:name="P64" style:parent-style-name="Textbody" style:family="paragraph">
      <style:paragraph-properties fo:margin-bottom="0in"/>
    </style:style>
    <style:style style:name="P65" style:parent-style-name="Textbody" style:family="paragraph"/>
    <style:style style:name="P66" style:parent-style-name="Textbody" style:family="paragraph"/>
    <style:style style:name="T67" style:parent-style-name="DefaultParagraphFont" style:family="text">
      <style:text-properties fo:font-weight="bold" style:font-weight-asian="bold" style:font-weight-complex="bold"/>
    </style:style>
  </office:automatic-styles>
  <office:body>
    <office:text text:use-soft-page-breaks="true">
      <text:h text:style-name="P1" text:outline-level="4">Title: Building a Backend API for a Simple Inventory Management System</text:h>
      <text:h text:style-name="Heading4" text:outline-level="4">Objective:</text:h>
      <text:p text:style-name="Textbody">Develop a backend API for an Inventory Management System that supports CRUD operations on inventory items. The system should utilize FastAPI for the API framework, PostgreSQL or MySQL for the database, Redis for caching, and include unit tests to ensure functionality. Implement proper error handling with appropriate error codes and integrate a logger for debugging and monitoring.</text:p>
      <text:h text:style-name="Heading4" text:outline-level="4">Background:</text:h>
      <text:p text:style-name="Textbody">An inventory management system allows a business to manage its stock of products efficiently. The system must provide endpoints to create, read, update, and delete (CRUD) items in the inventory. To improve performance, frequently accessed items should be cached using Redis.</text:p>
      <text:h text:style-name="Heading4" text:outline-level="4">Requirements:</text:h>
      <text:list text:style-name="LFO1" text:continue-numbering="true">
        <text:list-item>
          <text:p text:style-name="P2"><text:span text:style-name="StrongEmphasis">API Framework</text:span>: Use FastAPI to create the API.</text:p>
        </text:list-item>
        <text:list-item>
          <text:p text:style-name="P3"><text:span text:style-name="StrongEmphasis">Database</text:span>: Use PostgreSQL or MySQL to store inventory items.</text:p>
        </text:list-item>
        <text:list-item>
          <text:p text:style-name="P4"><text:span text:style-name="StrongEmphasis">Caching</text:span>: Use Redis to cache frequently accessed items.</text:p>
        </text:list-item>
        <text:list-item>
          <text:p text:style-name="P5"><text:span text:style-name="StrongEmphasis">Logging</text:span>: Integrate a logging system for debugging and monitoring.</text:p>
        </text:list-item>
        <text:list-item>
          <text:p text:style-name="P6"><text:span text:style-name="StrongEmphasis">Testing</text:span>: Implement unit tests using unittest to verify the functionality of the API.</text:p>
        </text:list-item>
      </text:list>
      <text:h text:style-name="Heading4" text:outline-level="4">Functional Specifications:</text:h>
      <text:list text:style-name="LFO2" text:continue-numbering="true">
        <text:list-item>
          <text:p text:style-name="P7"><text:span text:style-name="StrongEmphasis">Create Item Endpoint</text:span>:</text:p>
          <text:list text:continue-numbering="true">
            <text:list-item>
              <text:p text:style-name="P8"><text:span text:style-name="StrongEmphasis">Method</text:span>: POST</text:p>
            </text:list-item>
            <text:list-item>
              <text:p text:style-name="P9"><text:span text:style-name="StrongEmphasis">Path</text:span>:<text:s/><text:span text:style-name="SourceText">/items/</text:span></text:p>
            </text:list-item>
            <text:list-item>
              <text:p text:style-name="P10"><text:span text:style-name="StrongEmphasis">Request Body</text:span>: JSON object containing item details (name, description).</text:p>
            </text:list-item>
            <text:list-item>
              <text:p text:style-name="P11"><text:span text:style-name="StrongEmphasis">Response</text:span>: JSON object with the created item details.</text:p>
            </text:list-item>
            <text:list-item>
              <text:p text:style-name="P12"><text:span text:style-name="StrongEmphasis">Error Codes</text:span>:</text:p>
              <text:list text:continue-numbering="true">
                <text:list-item>
                  <text:p text:style-name="P13"><text:span text:style-name="SourceText">400</text:span>: Item already exists.</text:p>
                </text:list-item>
              </text:list>
            </text:list-item>
          </text:list>
        </text:list-item>
        <text:list-item>
          <text:p text:style-name="P14"><text:span text:style-name="StrongEmphasis">Read Item Endpoint</text:span>:</text:p>
          <text:list text:continue-numbering="true">
            <text:list-item>
              <text:p text:style-name="P15"><text:span text:style-name="StrongEmphasis">Method</text:span>: GET</text:p>
            </text:list-item>
            <text:list-item>
              <text:p text:style-name="P16"><text:span text:style-name="StrongEmphasis">Path</text:span>:<text:s/><text:span text:style-name="SourceText">/items/{item_id}</text:span></text:p>
            </text:list-item>
            <text:list-item>
              <text:p text:style-name="P17"><text:span text:style-name="StrongEmphasis">Response</text:span>: JSON object with the item details.</text:p>
            </text:list-item>
            <text:list-item>
              <text:p text:style-name="P18"><text:span text:style-name="StrongEmphasis">Error Codes</text:span>:</text:p>
              <text:list text:continue-numbering="true">
                <text:list-item>
                  <text:p text:style-name="P19"><text:span text:style-name="SourceText">404</text:span>: Item not found.</text:p>
                </text:list-item>
              </text:list>
            </text:list-item>
          </text:list>
        </text:list-item>
        <text:list-item>
          <text:p text:style-name="P20"><text:span text:style-name="StrongEmphasis">Update Item Endpoint</text:span>:</text:p>
          <text:list text:continue-numbering="true">
            <text:list-item>
              <text:p text:style-name="P21"><text:span text:style-name="StrongEmphasis">Method</text:span>: PUT</text:p>
            </text:list-item>
            <text:list-item>
              <text:p text:style-name="P22"><text:span text:style-name="StrongEmphasis">Path</text:span>:<text:s/><text:span text:style-name="SourceText">/items/{item_id}</text:span></text:p>
            </text:list-item>
            <text:list-item>
              <text:p text:style-name="P23"><text:span text:style-name="StrongEmphasis">Request Body</text:span>: JSON object containing updated item details.</text:p>
            </text:list-item>
            <text:list-item>
              <text:p text:style-name="P24"><text:span text:style-name="StrongEmphasis">Response</text:span>: JSON object with the updated item details.</text:p>
            </text:list-item>
            <text:list-item>
              <text:p text:style-name="P25"><text:span text:style-name="StrongEmphasis">Error Codes</text:span>:</text:p>
              <text:list text:continue-numbering="true">
                <text:list-item>
                  <text:p text:style-name="P26"><text:span text:style-name="SourceText">404</text:span>: Item not found.</text:p>
                </text:list-item>
              </text:list>
            </text:list-item>
          </text:list>
        </text:list-item>
        <text:list-item>
          <text:p text:style-name="P27"><text:span text:style-name="StrongEmphasis">Delete Item Endpoint</text:span>:</text:p>
          <text:list text:continue-numbering="true">
            <text:list-item>
              <text:p text:style-name="P28"><text:span text:style-name="StrongEmphasis">Method</text:span>: DELETE</text:p>
            </text:list-item>
            <text:list-item>
              <text:p text:style-name="P29"><text:span text:style-name="StrongEmphasis">Path</text:span>:<text:s/><text:span text:style-name="SourceText">/items/{item_id}</text:span></text:p>
            </text:list-item>
            <text:list-item>
              <text:p text:style-name="P30"><text:span text:style-name="StrongEmphasis">Response</text:span>: Success message.</text:p>
            </text:list-item>
            <text:list-item>
              <text:p text:style-name="P31"><text:span text:style-name="StrongEmphasis">Error Codes</text:span>:</text:p>
              <text:list text:continue-numbering="true">
                <text:list-item>
                  <text:p text:style-name="P32"><text:span text:style-name="SourceText">404</text:span>: Item not found.</text:p>
                </text:list-item>
              </text:list>
            </text:list-item>
          </text:list>
        </text:list-item>
        <text:list-item>
          <text:p text:style-name="P33"><text:span text:style-name="StrongEmphasis">Redis Caching</text:span>:</text:p>
          <text:list text:continue-numbering="true">
            <text:list-item>
              <text:p text:style-name="P34">Implement caching for the<text:s/><text:span text:style-name="SourceText">Read Item</text:span><text:s/>endpoint to improve performance.</text:p>
            </text:list-item>
            <text:list-item>
              <text:p text:style-name="P35">Store the item in Redis when it is accessed for the first time.</text:p>
            </text:list-item>
            <text:list-item>
              <text:p text:style-name="P36">Fetch the item from Redis for subsequent requests.</text:p>
            </text:list-item>
          </text:list>
        </text:list-item>
        <text:list-item>
          <text:p text:style-name="P37"><text:span text:style-name="StrongEmphasis">Database Interaction</text:span>:</text:p>
          <text:list text:continue-numbering="true">
            <text:list-item>
              <text:p text:style-name="P38">Use raw SQL queries for interacting with the database.</text:p>
            </text:list-item>
            <text:list-item>
              <text:p text:style-name="P39">Ensure the database schema is properly defined and migrations are managed.</text:p>
            </text:list-item>
          </text:list>
        </text:list-item>
        <text:list-item>
          <text:p text:style-name="P40"><text:span text:style-name="StrongEmphasis">Logging</text:span>:</text:p>
          <text:list text:continue-numbering="true">
            <text:list-item>
              <text:p text:style-name="P41">Integrate a logging system to track API usage, errors, and other significant events.</text:p>
            </text:list-item>
            <text:list-item>
              <text:p text:style-name="P42">Use appropriate logging levels (e.g., INFO, DEBUG, ERROR).</text:p>
            </text:list-item>
          </text:list>
        </text:list-item>
        <text:list-item>
          <text:p text:style-name="P43"><text:span text:style-name="StrongEmphasis">Unit Tests</text:span>:</text:p>
          <text:list text:continue-numbering="true">
            <text:list-item>
              <text:p text:style-name="P44">Implement unit tests for all endpoints using unittest.</text:p>
            </text:list-item>
            <text:list-item>
              <text:p text:style-name="P45">Ensure tests cover success and error cases.</text:p>
            </text:list-item>
          </text:list>
        </text:list-item>
      </text:list>
      <text:h text:style-name="Heading4" text:outline-level="4">Constraints:</text:h>
      <text:list text:style-name="LFO3" text:continue-numbering="true">
        <text:list-item>
          <text:p text:style-name="P46">Use FastAPI for the API framework.</text:p>
        </text:list-item>
        <text:list-item>
          <text:p text:style-name="P47">Use PostgreSQL or MySQL for the database.</text:p>
        </text:list-item>
        <text:list-item>
          <text:p text:style-name="P48">Use Redis for caching.</text:p>
        </text:list-item>
        <text:list-item>
          <text:p text:style-name="P49">Write raw SQL queries for database interactions.</text:p>
        </text:list-item>
        <text:list-item>
          <text:p text:style-name="P50">Implement unit tests using unittest.</text:p>
        </text:list-item>
        <text:list-item>
          <text:p text:style-name="P51">Integrate a logging system for monitoring and debugging.</text:p>
        </text:list-item>
      </text:list>
      <text:h text:style-name="Heading4" text:outline-level="4">Deliverables:</text:h>
      <text:list text:style-name="LFO4" text:continue-numbering="true">
        <text:list-item>
          <text:p text:style-name="P52"><text:span text:style-name="StrongEmphasis">Modular FastAPI Application</text:span>:</text:p>
          <text:list text:continue-numbering="true">
            <text:list-item>
              <text:p text:style-name="P53">Implement the application with a modular approach, separating concerns into distinct modules (e.g., models, routers, services, caching, database).</text:p>
            </text:list-item>
            <text:list-item>
              <text:p text:style-name="P54">Ensure each module has a clear responsibility and is easily maintainable and testable.</text:p>
            </text:list-item>
          </text:list>
        </text:list-item>
        <text:list-item>
          <text:p text:style-name="P55"><text:span text:style-name="StrongEmphasis">Database Schema and Migration Scripts</text:span>:</text:p>
          <text:list text:continue-numbering="true">
            <text:list-item>
              <text:p text:style-name="P56">Provide SQLAlchemy models and Alembic migration scripts for database setup and management.</text:p>
            </text:list-item>
          </text:list>
        </text:list-item>
        <text:list-item>
          <text:p text:style-name="P57"><text:span text:style-name="StrongEmphasis">Redis Caching Implementation</text:span>:</text:p>
          <text:list text:continue-numbering="true">
            <text:list-item>
              <text:p text:style-name="P58">Integrate Redis caching for the read endpoint, ensuring it is modular and easily configurable.</text:p>
            </text:list-item>
          </text:list>
        </text:list-item>
        <text:list-item>
          <text:p text:style-name="P59"><text:span text:style-name="StrongEmphasis">Unit Tests for All Endpoints</text:span>:</text:p>
          <text:list text:continue-numbering="true">
            <text:list-item>
              <text:p text:style-name="P60">Develop comprehensive unit tests using unittest to cover all API functionalities, ensuring correctness and reliability.</text:p>
            </text:list-item>
          </text:list>
        </text:list-item>
        <text:list-item>
          <text:p text:style-name="P61"><text:span text:style-name="StrongEmphasis">Logging Integration</text:span>:</text:p>
          <text:list text:continue-numbering="true">
            <text:list-item>
              <text:p text:style-name="P62">Integrate a logger to capture API usage, errors, and other significant events. Use appropriate logging levels.</text:p>
            </text:list-item>
          </text:list>
        </text:list-item>
        <text:list-item>
          <text:p text:style-name="P63"><text:span text:style-name="StrongEmphasis">README File</text:span>:</text:p>
          <text:list text:continue-numbering="true">
            <text:list-item>
              <text:p text:style-name="P64">Include setup instructions, API documentation, and usage examples to guide users through the installation and operation of the application.</text:p>
            </text:list-item>
          </text:list>
        </text:list-item>
        <text:list-item>
          <text:p text:style-name="P65"><text:span text:style-name="StrongEmphasis">Code Submission</text:span>:</text:p>
          <text:list text:continue-numbering="true">
            <text:list-item>
              <text:p text:style-name="P66"><text:span text:style-name="T67">Submit the complete project as a zip file or provide a link to a version control repository (e.g., GitHub) containing all source code and documentation.</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mod Bachate</dc:creator>
    <meta:creation-date>2024-07-29T14:19:00Z</meta:creation-date>
    <dc:date>2024-07-29T11:19:00Z</dc:date>
    <meta:template xlink:href="Normal" xlink:type="simple"/>
    <meta:editing-cycles>2</meta:editing-cycles>
    <meta:editing-duration>PT0S</meta:editing-duration>
    <meta:document-statistic meta:page-count="3" meta:paragraph-count="7" meta:word-count="564" meta:character-count="3776" meta:row-count="26" meta:non-whitespace-character-count="3219"/>
  </office:meta>
</office:document-meta>
</file>